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14AEDFD4AE09B3C3E27.png" manifest:media-type="image/png"/>
  <manifest:file-entry manifest:full-path="Pictures/10000201000002820000037C0DDBE0A6DCB8F134.png" manifest:media-type="image/png"/>
  <manifest:file-entry manifest:full-path="Pictures/1000020100000280000001665CB07449348A9538.png" manifest:media-type="image/png"/>
  <manifest:file-entry manifest:full-path="Pictures/10000201000002870000022B09B2A93382620A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e9f7" officeooo:paragraph-rsid="0014e9f7" style:font-size-asian="11pt" style:font-size-complex="11pt"/>
    </style:style>
    <style:style style:name="P2" style:family="paragraph" style:parent-style-name="Standard">
      <style:text-properties fo:color="#f58220" fo:font-size="11pt" fo:font-weight="bold" officeooo:rsid="0014e9f7" officeooo:paragraph-rsid="0014e9f7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" style:family="paragraph" style:parent-style-name="Standard">
      <style:text-properties officeooo:rsid="0014e9f7" officeooo:paragraph-rsid="0014e9f7"/>
    </style:style>
    <style:style style:name="P6" style:family="paragraph" style:parent-style-name="Standard">
      <style:text-properties fo:font-size="11pt" officeooo:rsid="0014e9f7" officeooo:paragraph-rsid="0014e9f7" style:font-size-asian="11pt" style:font-size-complex="11pt"/>
    </style:style>
    <style:style style:name="P7" style:family="paragraph" style:parent-style-name="Standard">
      <style:text-properties fo:font-size="11pt" officeooo:paragraph-rsid="0014e9f7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color="#b5cea8"/>
    </style:style>
    <style:style style:name="T7" style:family="text">
      <style:text-properties fo:color="#ce9178"/>
    </style:style>
    <style:style style:name="T8" style:family="text">
      <style:text-properties officeooo:rsid="0014e9f7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Örnek:</text:p>
      <text:p text:style-name="P5"><draw:frame draw:style-name="fr1" draw:name="Image1" text:anchor-type="paragraph" svg:x="0.099cm" svg:y="0.113cm" svg:width="11.643cm" svg:height="6.512cm" draw:z-index="0"><draw:image xlink:href="Pictures/1000020100000280000001665CB07449348A9538.png" xlink:type="simple" xlink:show="embed" xlink:actuate="onLoad" loext:mime-type="image/png"/></draw:frame></text:p>
      <text:p text:style-name="P1">Çıktı:</text:p>
      <text:p text:style-name="P1"><draw:frame draw:style-name="fr1" draw:name="Image2" text:anchor-type="paragraph" svg:x="0.101cm" svg:y="0.152cm" svg:width="10.259cm" svg:height="8.8cm" draw:z-index="1"><draw:image xlink:href="Pictures/10000201000002870000022B09B2A93382620AF4.png" xlink:type="simple" xlink:show="embed" xlink:actuate="onLoad" loext:mime-type="image/png"/></draw:frame></text:p>
      <text:p text:style-name="P1"/>
      <text:p text:style-name="P2">Örnek:</text:p>
      <text:p text:style-name="P7"><draw:frame draw:style-name="fr1" draw:name="Image3" text:anchor-type="paragraph" svg:x="0.162cm" svg:y="0.189cm" svg:width="12.365cm" svg:height="6.387cm" draw:z-index="2"><draw:image xlink:href="Pictures/100002010000027F0000014AEDFD4AE09B3C3E27.png" xlink:type="simple" xlink:show="embed" xlink:actuate="onLoad" loext:mime-type="image/png"/></draw:frame><text:span text:style-name="T8"/></text:p>
      <text:p text:style-name="P7"><text:soft-page-break/><text:span text:style-name="T8">Çıktı:</text:span></text:p>
      <text:p text:style-name="P1"><draw:frame draw:style-name="fr1" draw:name="Image4" text:anchor-type="paragraph" svg:x="0.15cm" svg:y="0.189cm" svg:width="10.49cm" svg:height="14.575cm" draw:z-index="3"><draw:image xlink:href="Pictures/10000201000002820000037C0DDBE0A6DCB8F134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0:30:08.693738902</meta:creation-date>
    <dc:date>2018-11-18T02:53:22.846409120</dc:date>
    <meta:editing-duration>PT11M49S</meta:editing-duration>
    <meta:editing-cycles>2</meta:editing-cycles>
    <meta:generator>LibreOffice/6.0.6.2$Linux_X86_64 LibreOffice_project/00m0$Build-2</meta:generator>
    <meta:document-statistic meta:table-count="0" meta:image-count="4" meta:object-count="0" meta:page-count="2" meta:paragraph-count="4" meta:word-count="4" meta:character-count="24" meta:non-whitespace-character-count="24"/>
  </office:meta>
</office:document-meta>
</file>